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Pump1</text:p>
          </table:table-cell>
          <table:table-cell office:value-type="string" calcext:value-type="string">
            <text:p>Pump2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MRT</text:p>
          </table:table-cell>
        </table:table-row>
        <table:table-row table:style-name="ro1">
          <table:table-cell office:value-type="float" office:value="1.9145" calcext:value-type="float">
            <text:p>1.9145</text:p>
          </table:table-cell>
          <table:table-cell office:value-type="float" office:value="0.53447" calcext:value-type="float">
            <text:p>0.53447</text:p>
          </table:table-cell>
          <table:table-cell office:value-type="float" office:value="0.91476" calcext:value-type="float">
            <text:p>0.91476</text:p>
          </table:table-cell>
          <table:table-cell office:value-type="float" office:value="0.20473" calcext:value-type="float">
            <text:p>0.20473</text:p>
          </table:table-cell>
          <table:table-cell office:value-type="float" office:value="1.1768" calcext:value-type="float">
            <text:p>1.1768</text:p>
          </table:table-cell>
          <table:table-cell office:value-type="float" office:value="1.8722" calcext:value-type="float">
            <text:p>1.8722</text:p>
          </table:table-cell>
          <table:table-cell office:value-type="float" office:value="0.59939" calcext:value-type="float">
            <text:p>0.59939</text:p>
          </table:table-cell>
          <table:table-cell office:value-type="float" office:value="0.039014" calcext:value-type="float">
            <text:p>0.039014</text:p>
          </table:table-cell>
          <table:table-cell office:value-type="float" office:value="0.12271" calcext:value-type="float">
            <text:p>0.12271</text:p>
          </table:table-cell>
          <table:table-cell office:value-type="float" office:value="0.2491" calcext:value-type="float">
            <text:p>0.24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.1451" calcext:value-type="float">
            <text:p>1.1451</text:p>
          </table:table-cell>
          <table:table-cell office:value-type="float" office:value="1.1775" calcext:value-type="float">
            <text:p>1.1775</text:p>
          </table:table-cell>
          <table:table-cell office:value-type="float" office:value="1.0766" calcext:value-type="float">
            <text:p>1.0766</text:p>
          </table:table-cell>
          <table:table-cell office:value-type="float" office:value="1.6469" calcext:value-type="float">
            <text:p>1.6469</text:p>
          </table:table-cell>
          <table:table-cell office:value-type="float" office:value="0.76591" calcext:value-type="float">
            <text:p>0.76591</text:p>
          </table:table-cell>
          <table:table-cell office:value-type="float" office:value="0.66328" calcext:value-type="float">
            <text:p>0.66328</text:p>
          </table:table-cell>
          <table:table-cell office:value-type="float" office:value="1.6316" calcext:value-type="float">
            <text:p>1.6316</text:p>
          </table:table-cell>
          <table:table-cell office:value-type="float" office:value="0.29533" calcext:value-type="float">
            <text:p>0.29533</text:p>
          </table:table-cell>
          <table:table-cell office:value-type="float" office:value="0.42047" calcext:value-type="float">
            <text:p>0.42047</text:p>
          </table:table-cell>
          <table:table-cell office:value-type="float" office:value="0.000031415" calcext:value-type="float">
            <text:p>3.1415E-05</text:p>
          </table:table-cell>
          <table:table-cell office:value-type="float" office:value="1.1284" calcext:value-type="float">
            <text:p>1.1284</text:p>
          </table:table-cell>
        </table:table-row>
        <table:table-row table:style-name="ro1">
          <table:table-cell office:value-type="float" office:value="0.21518" calcext:value-type="float">
            <text:p>0.21518</text:p>
          </table:table-cell>
          <table:table-cell office:value-type="float" office:value="1.6475" calcext:value-type="float">
            <text:p>1.6475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90342" calcext:value-type="float">
            <text:p>0.90342</text:p>
          </table:table-cell>
          <table:table-cell office:value-type="float" office:value="0.63763" calcext:value-type="float">
            <text:p>0.63763</text:p>
          </table:table-cell>
          <table:table-cell office:value-type="float" office:value="1.6748" calcext:value-type="float">
            <text:p>1.6748</text:p>
          </table:table-cell>
          <table:table-cell office:value-type="float" office:value="0.85613" calcext:value-type="float">
            <text:p>0.85613</text:p>
          </table:table-cell>
          <table:table-cell office:value-type="float" office:value="0.19718" calcext:value-type="float">
            <text:p>0.19718</text:p>
          </table:table-cell>
          <table:table-cell office:value-type="float" office:value="0.058097" calcext:value-type="float">
            <text:p>0.058097</text:p>
          </table:table-cell>
          <table:table-cell office:value-type="float" office:value="0.15871" calcext:value-type="float">
            <text:p>0.158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.0751" calcext:value-type="float">
            <text:p>2.0751</text:p>
          </table:table-cell>
          <table:table-cell office:value-type="float" office:value="-0.00000029969" calcext:value-type="float">
            <text:p>-2.9969E-07</text:p>
          </table:table-cell>
          <table:table-cell office:value-type="float" office:value="-0.0014044" calcext:value-type="float">
            <text:p>-0.0014044</text:p>
          </table:table-cell>
          <table:table-cell office:value-type="float" office:value="1.5325" calcext:value-type="float">
            <text:p>1.5325</text:p>
          </table:table-cell>
          <table:table-cell office:value-type="float" office:value="4.0992" calcext:value-type="float">
            <text:p>4.0992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000000069538" calcext:value-type="float">
            <text:p>6.9538E-08</text:p>
          </table:table-cell>
          <table:table-cell office:value-type="float" office:value="0.000000026509" calcext:value-type="float">
            <text:p>2.6509E-08</text:p>
          </table:table-cell>
          <table:table-cell office:value-type="float" office:value="0.000000000000042148" calcext:value-type="float">
            <text:p>4.2148E-14</text:p>
          </table:table-cell>
          <table:table-cell office:value-type="float" office:value="0.38122" calcext:value-type="float">
            <text:p>0.38122</text:p>
          </table:table-cell>
        </table:table-row>
        <table:table-row table:style-name="ro1">
          <table:table-cell office:value-type="float" office:value="2.2608" calcext:value-type="float">
            <text:p>2.2608</text:p>
          </table:table-cell>
          <table:table-cell office:value-type="float" office:value="0.043802" calcext:value-type="float">
            <text:p>0.043802</text:p>
          </table:table-cell>
          <table:table-cell office:value-type="float" office:value="0.59701" calcext:value-type="float">
            <text:p>0.59701</text:p>
          </table:table-cell>
          <table:table-cell office:value-type="float" office:value="3.2086" calcext:value-type="float">
            <text:p>3.2086</text:p>
          </table:table-cell>
          <table:table-cell office:value-type="float" office:value="-1.5328" calcext:value-type="float">
            <text:p>-1.5328</text:p>
          </table:table-cell>
          <table:table-cell office:value-type="float" office:value="1.1132" calcext:value-type="float">
            <text:p>1.1132</text:p>
          </table:table-cell>
          <table:table-cell office:value-type="float" office:value="0.14859" calcext:value-type="float">
            <text:p>0.14859</text:p>
          </table:table-cell>
          <table:table-cell office:value-type="float" office:value="0.040598" calcext:value-type="float">
            <text:p>0.040598</text:p>
          </table:table-cell>
          <table:table-cell office:value-type="float" office:value="0.0099883" calcext:value-type="float">
            <text:p>0.0099883</text:p>
          </table:table-cell>
          <table:table-cell office:value-type="float" office:value="0.000000055397" calcext:value-type="float">
            <text:p>5.5397E-08</text:p>
          </table:table-cell>
          <table:table-cell office:value-type="float" office:value="0.20544" calcext:value-type="float">
            <text:p>0.20544</text:p>
          </table:table-cell>
        </table:table-row>
        <table:table-row table:style-name="ro1">
          <table:table-cell office:value-type="float" office:value="0.093858" calcext:value-type="float">
            <text:p>0.09385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2.3588" calcext:value-type="float">
            <text:p>2.3588</text:p>
          </table:table-cell>
          <table:table-cell office:value-type="float" office:value="1.1067" calcext:value-type="float">
            <text:p>1.1067</text:p>
          </table:table-cell>
          <table:table-cell office:value-type="float" office:value="1.0718" calcext:value-type="float">
            <text:p>1.0718</text:p>
          </table:table-cell>
          <table:table-cell office:value-type="float" office:value="-0.070489" calcext:value-type="float">
            <text:p>-0.070489</text:p>
          </table:table-cell>
          <table:table-cell office:value-type="float" office:value="1.4445" calcext:value-type="float">
            <text:p>1.4445</text:p>
          </table:table-cell>
          <table:table-cell office:value-type="float" office:value="0.19553" calcext:value-type="float">
            <text:p>0.19553</text:p>
          </table:table-cell>
          <table:table-cell office:value-type="float" office:value="0.32036" calcext:value-type="float">
            <text:p>0.32036</text:p>
          </table:table-cell>
          <table:table-cell office:value-type="float" office:value="0.00000000064493" calcext:value-type="float">
            <text:p>6.4493E-10</text:p>
          </table:table-cell>
          <table:table-cell office:value-type="float" office:value="1.4494" calcext:value-type="float">
            <text:p>1.4494</text:p>
          </table:table-cell>
        </table:table-row>
        <table:table-row table:style-name="ro1">
          <table:table-cell office:value-type="float" office:value="0.59061" calcext:value-type="float">
            <text:p>0.59061</text:p>
          </table:table-cell>
          <table:table-cell office:value-type="float" office:value="1.6957" calcext:value-type="float">
            <text:p>1.6957</text:p>
          </table:table-cell>
          <table:table-cell office:value-type="float" office:value="0.62964" calcext:value-type="float">
            <text:p>0.62964</text:p>
          </table:table-cell>
          <table:table-cell office:value-type="float" office:value="2.6472" calcext:value-type="float">
            <text:p>2.6472</text:p>
          </table:table-cell>
          <table:table-cell office:value-type="float" office:value="1.8567" calcext:value-type="float">
            <text:p>1.8567</text:p>
          </table:table-cell>
          <table:table-cell office:value-type="float" office:value="1.1089" calcext:value-type="float">
            <text:p>1.1089</text:p>
          </table:table-cell>
          <table:table-cell office:value-type="float" office:value="0.55408" calcext:value-type="float">
            <text:p>0.55408</text:p>
          </table:table-cell>
          <table:table-cell office:value-type="float" office:value="0.27563" calcext:value-type="float">
            <text:p>0.27563</text:p>
          </table:table-cell>
          <table:table-cell office:value-type="float" office:value="0.39196" calcext:value-type="float">
            <text:p>0.39196</text:p>
          </table:table-cell>
          <table:table-cell office:value-type="float" office:value="0.0000000060848" calcext:value-type="float">
            <text:p>6.0848E-09</text:p>
          </table:table-cell>
          <table:table-cell office:value-type="float" office:value="1.1464" calcext:value-type="float">
            <text:p>1.1464</text:p>
          </table:table-cell>
        </table:table-row>
        <table:table-row table:style-name="ro1">
          <table:table-cell office:value-type="float" office:value="1.5539" calcext:value-type="float">
            <text:p>1.5539</text:p>
          </table:table-cell>
          <table:table-cell office:value-type="float" office:value="0.00013885" calcext:value-type="float">
            <text:p>0.00013885</text:p>
          </table:table-cell>
          <table:table-cell office:value-type="float" office:value="0.75924" calcext:value-type="float">
            <text:p>0.75924</text:p>
          </table:table-cell>
          <table:table-cell office:value-type="float" office:value="0.95839" calcext:value-type="float">
            <text:p>0.95839</text:p>
          </table:table-cell>
          <table:table-cell office:value-type="float" office:value="0.16921" calcext:value-type="float">
            <text:p>0.16921</text:p>
          </table:table-cell>
          <table:table-cell office:value-type="float" office:value="0.62891" calcext:value-type="float">
            <text:p>0.62891</text:p>
          </table:table-cell>
          <table:table-cell office:value-type="float" office:value="0.24484" calcext:value-type="float">
            <text:p>0.24484</text:p>
          </table:table-cell>
          <table:table-cell office:value-type="float" office:value="0.060031" calcext:value-type="float">
            <text:p>0.060031</text:p>
          </table:table-cell>
          <table:table-cell office:value-type="float" office:value="0.0059719" calcext:value-type="float">
            <text:p>0.0059719</text:p>
          </table:table-cell>
          <table:table-cell office:value-type="float" office:value="0.00000000036858" calcext:value-type="float">
            <text:p>3.6858E-10</text:p>
          </table:table-cell>
          <table:table-cell office:value-type="float" office:value="0.039451" calcext:value-type="float">
            <text:p>0.039451</text:p>
          </table:table-cell>
        </table:table-row>
        <table:table-row table:style-name="ro1">
          <table:table-cell office:value-type="float" office:value="0.86942" calcext:value-type="float">
            <text:p>0.86942</text:p>
          </table:table-cell>
          <table:table-cell office:value-type="float" office:value="0.2836" calcext:value-type="float">
            <text:p>0.2836</text:p>
          </table:table-cell>
          <table:table-cell office:value-type="float" office:value="1.8931" calcext:value-type="float">
            <text:p>1.8931</text:p>
          </table:table-cell>
          <table:table-cell office:value-type="float" office:value="1.896" calcext:value-type="float">
            <text:p>1.896</text:p>
          </table:table-cell>
          <table:table-cell office:value-type="float" office:value="0.20076" calcext:value-type="float">
            <text:p>0.20076</text:p>
          </table:table-cell>
          <table:table-cell office:value-type="float" office:value="1.8454" calcext:value-type="float">
            <text:p>1.8454</text:p>
          </table:table-cell>
          <table:table-cell office:value-type="float" office:value="0.0021336" calcext:value-type="float">
            <text:p>0.0021336</text:p>
          </table:table-cell>
          <table:table-cell office:value-type="float" office:value="0.31956" calcext:value-type="float">
            <text:p>0.31956</text:p>
          </table:table-cell>
          <table:table-cell office:value-type="float" office:value="0.63285" calcext:value-type="float">
            <text:p>0.63285</text:p>
          </table:table-cell>
          <table:table-cell office:value-type="float" office:value="0.15344" calcext:value-type="float">
            <text:p>0.153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-0.076572" calcext:value-type="float">
            <text:p>-0.076572</text:p>
          </table:table-cell>
          <table:table-cell table:style-name="ce1" office:value-type="float" office:value="3.0256" calcext:value-type="float">
            <text:p>3.0256</text:p>
          </table:table-cell>
          <table:table-cell table:style-name="ce1" office:value-type="float" office:value="4.0775" calcext:value-type="float">
            <text:p>4.0775</text:p>
          </table:table-cell>
          <table:table-cell table:style-name="ce1" office:value-type="float" office:value="-0.092648" calcext:value-type="float">
            <text:p>-0.092648</text:p>
          </table:table-cell>
          <table:table-cell table:style-name="ce1" office:value-type="float" office:value="1.124" calcext:value-type="float">
            <text:p>1.124</text:p>
          </table:table-cell>
          <table:table-cell table:style-name="ce1" office:value-type="float" office:value="0.54279" calcext:value-type="float">
            <text:p>0.54279</text:p>
          </table:table-cell>
          <table:table-cell table:style-name="ce1" office:value-type="float" office:value="-1.0938" calcext:value-type="float">
            <text:p>-1.0938</text:p>
          </table:table-cell>
          <table:table-cell table:style-name="ce1" office:value-type="float" office:value="0.011375" calcext:value-type="float">
            <text:p>0.011375</text:p>
          </table:table-cell>
          <table:table-cell table:style-name="ce1" office:value-type="float" office:value="0.000000070748" calcext:value-type="float">
            <text:p>7.0748E-08</text:p>
          </table:table-cell>
          <table:table-cell table:style-name="ce1" office:value-type="float" office:value="0.00000000034775" calcext:value-type="float">
            <text:p>3.4775E-10</text:p>
          </table:table-cell>
          <table:table-cell table:style-name="ce1" office:value-type="float" office:value="-0.011369" calcext:value-type="float">
            <text:p>-0.011369</text:p>
          </table:table-cell>
        </table:table-row>
        <table:table-row table:style-name="ro1">
          <table:table-cell table:style-name="ce1" office:value-type="float" office:value="1.6616" calcext:value-type="float">
            <text:p>1.6616</text:p>
          </table:table-cell>
          <table:table-cell table:style-name="ce1" office:value-type="float" office:value="-0.00010595" calcext:value-type="float">
            <text:p>-0.00010595</text:p>
          </table:table-cell>
          <table:table-cell table:style-name="ce1" office:value-type="float" office:value="0.32773" calcext:value-type="float">
            <text:p>0.32773</text:p>
          </table:table-cell>
          <table:table-cell table:style-name="ce1" office:value-type="float" office:value="0.85691" calcext:value-type="float">
            <text:p>0.85691</text:p>
          </table:table-cell>
          <table:table-cell table:style-name="ce1" office:value-type="float" office:value="2.1157" calcext:value-type="float">
            <text:p>2.1157</text:p>
          </table:table-cell>
          <table:table-cell table:style-name="ce1" office:value-type="float" office:value="0.26553" calcext:value-type="float">
            <text:p>0.26553</text:p>
          </table:table-cell>
          <table:table-cell table:style-name="ce1" office:value-type="float" office:value="0.69527" calcext:value-type="float">
            <text:p>0.69527</text:p>
          </table:table-cell>
          <table:table-cell table:style-name="ce1" office:value-type="float" office:value="0.023878" calcext:value-type="float">
            <text:p>0.023878</text:p>
          </table:table-cell>
          <table:table-cell table:style-name="ce1" office:value-type="float" office:value="0.00052192" calcext:value-type="float">
            <text:p>0.00052192</text:p>
          </table:table-cell>
          <table:table-cell table:style-name="ce1" office:value-type="float" office:value="0.00000000001517" calcext:value-type="float">
            <text:p>1.517E-11</text:p>
          </table:table-cell>
          <table:table-cell table:style-name="ce1" office:value-type="float" office:value="-0.0020209" calcext:value-type="float">
            <text:p>-0.0020209</text:p>
          </table:table-cell>
        </table:table-row>
        <table:table-row table:style-name="ro1">
          <table:table-cell office:value-type="float" office:value="0.66526" calcext:value-type="float">
            <text:p>0.66526</text:p>
          </table:table-cell>
          <table:table-cell office:value-type="float" office:value="0.24542" calcext:value-type="float">
            <text:p>0.24542</text:p>
          </table:table-cell>
          <table:table-cell office:value-type="float" office:value="2.0413" calcext:value-type="float">
            <text:p>2.0413</text:p>
          </table:table-cell>
          <table:table-cell office:value-type="float" office:value="0.53377" calcext:value-type="float">
            <text:p>0.53377</text:p>
          </table:table-cell>
          <table:table-cell office:value-type="float" office:value="1.9727" calcext:value-type="float">
            <text:p>1.9727</text:p>
          </table:table-cell>
          <table:table-cell office:value-type="float" office:value="0.18938" calcext:value-type="float">
            <text:p>0.18938</text:p>
          </table:table-cell>
          <table:table-cell office:value-type="float" office:value="2.1972" calcext:value-type="float">
            <text:p>2.1972</text:p>
          </table:table-cell>
          <table:table-cell office:value-type="float" office:value="0.28211" calcext:value-type="float">
            <text:p>0.28211</text:p>
          </table:table-cell>
          <table:table-cell office:value-type="float" office:value="0.40622" calcext:value-type="float">
            <text:p>0.40622</text:p>
          </table:table-cell>
          <table:table-cell office:value-type="float" office:value="0.0000038402" calcext:value-type="float">
            <text:p>3.8402E-06</text:p>
          </table:table-cell>
          <table:table-cell office:value-type="float" office:value="1.1582" calcext:value-type="float">
            <text:p>1.1582</text:p>
          </table:table-cell>
        </table:table-row>
        <table:table-row table:style-name="ro1">
          <table:table-cell office:value-type="float" office:value="1.7816" calcext:value-type="float">
            <text:p>1.7816</text:p>
          </table:table-cell>
          <table:table-cell office:value-type="float" office:value="0.14803" calcext:value-type="float">
            <text:p>0.14803</text:p>
          </table:table-cell>
          <table:table-cell office:value-type="float" office:value="0.032135" calcext:value-type="float">
            <text:p>0.032135</text:p>
          </table:table-cell>
          <table:table-cell office:value-type="float" office:value="1.8105" calcext:value-type="float">
            <text:p>1.8105</text:p>
          </table:table-cell>
          <table:table-cell office:value-type="float" office:value="1.0869" calcext:value-type="float">
            <text:p>1.0869</text:p>
          </table:table-cell>
          <table:table-cell office:value-type="float" office:value="1.7841" calcext:value-type="float">
            <text:p>1.7841</text:p>
          </table:table-cell>
          <table:table-cell office:value-type="float" office:value="1.6127" calcext:value-type="float">
            <text:p>1.6127</text:p>
          </table:table-cell>
          <table:table-cell office:value-type="float" office:value="0.0018705" calcext:value-type="float">
            <text:p>0.0018705</text:p>
          </table:table-cell>
          <table:table-cell office:value-type="float" office:value="0.14876" calcext:value-type="float">
            <text:p>0.14876</text:p>
          </table:table-cell>
          <table:table-cell office:value-type="float" office:value="0.2414" calcext:value-type="float">
            <text:p>0.2414</text:p>
          </table:table-cell>
          <table:table-cell office:value-type="float" office:value="103.44" calcext:value-type="float">
            <text:p>103.44</text:p>
          </table:table-cell>
        </table:table-row>
        <table:table-row table:style-name="ro1">
          <table:table-cell office:value-type="float" office:value="0.094044" calcext:value-type="float">
            <text:p>0.094044</text:p>
          </table:table-cell>
          <table:table-cell office:value-type="float" office:value="0.76015" calcext:value-type="float">
            <text:p>0.76015</text:p>
          </table:table-cell>
          <table:table-cell office:value-type="float" office:value="0.11393" calcext:value-type="float">
            <text:p>0.11393</text:p>
          </table:table-cell>
          <table:table-cell office:value-type="float" office:value="1.3948" calcext:value-type="float">
            <text:p>1.3948</text:p>
          </table:table-cell>
          <table:table-cell office:value-type="float" office:value="2.8057" calcext:value-type="float">
            <text:p>2.8057</text:p>
          </table:table-cell>
          <table:table-cell office:value-type="float" office:value="-0.74369" calcext:value-type="float">
            <text:p>-0.74369</text:p>
          </table:table-cell>
          <table:table-cell office:value-type="float" office:value="1.208" calcext:value-type="float">
            <text:p>1.208</text:p>
          </table:table-cell>
          <table:table-cell office:value-type="float" office:value="0.10167" calcext:value-type="float">
            <text:p>0.10167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0000036217" calcext:value-type="float">
            <text:p>3.6217E-07</text:p>
          </table:table-cell>
          <table:table-cell office:value-type="float" office:value="0.11358" calcext:value-type="float">
            <text:p>0.11358</text:p>
          </table:table-cell>
        </table:table-row>
        <table:table-row table:style-name="ro1">
          <table:table-cell office:value-type="float" office:value="0.57959" calcext:value-type="float">
            <text:p>0.57959</text:p>
          </table:table-cell>
          <table:table-cell office:value-type="float" office:value="2.0305" calcext:value-type="float">
            <text:p>2.0305</text:p>
          </table:table-cell>
          <table:table-cell office:value-type="float" office:value="0.0063162" calcext:value-type="float">
            <text:p>0.0063162</text:p>
          </table:table-cell>
          <table:table-cell office:value-type="float" office:value="3.4479" calcext:value-type="float">
            <text:p>3.4479</text:p>
          </table:table-cell>
          <table:table-cell office:value-type="float" office:value="0.67535" calcext:value-type="float">
            <text:p>0.67535</text:p>
          </table:table-cell>
          <table:table-cell office:value-type="float" office:value="1.3462" calcext:value-type="float">
            <text:p>1.3462</text:p>
          </table:table-cell>
          <table:table-cell office:value-type="float" office:value="0.39121" calcext:value-type="float">
            <text:p>0.39121</text:p>
          </table:table-cell>
          <table:table-cell office:value-type="float" office:value="0.14645" calcext:value-type="float">
            <text:p>0.14645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0000000016236" calcext:value-type="float">
            <text:p>1.6236E-09</text:p>
          </table:table-cell>
          <table:table-cell office:value-type="float" office:value="0.80681" calcext:value-type="float">
            <text:p>0.80681</text:p>
          </table:table-cell>
        </table:table-row>
        <table:table-row table:style-name="ro1">
          <table:table-cell table:style-name="ce1" office:value-type="float" office:value="1.324" calcext:value-type="float">
            <text:p>1.324</text:p>
          </table:table-cell>
          <table:table-cell table:style-name="ce1" office:value-type="float" office:value="0.18963" calcext:value-type="float">
            <text:p>0.18963</text:p>
          </table:table-cell>
          <table:table-cell table:style-name="ce1" office:value-type="float" office:value="1.0038" calcext:value-type="float">
            <text:p>1.0038</text:p>
          </table:table-cell>
          <table:table-cell table:style-name="ce1" office:value-type="float" office:value="0.043248" calcext:value-type="float">
            <text:p>0.043248</text:p>
          </table:table-cell>
          <table:table-cell table:style-name="ce1" office:value-type="float" office:value="1.259" calcext:value-type="float">
            <text:p>1.259</text:p>
          </table:table-cell>
          <table:table-cell table:style-name="ce1" office:value-type="float" office:value="0.6172" calcext:value-type="float">
            <text:p>0.6172</text:p>
          </table:table-cell>
          <table:table-cell table:style-name="ce1" office:value-type="float" office:value="0.92204" calcext:value-type="float">
            <text:p>0.92204</text:p>
          </table:table-cell>
          <table:table-cell table:style-name="ce1" office:value-type="float" office:value="0.081772" calcext:value-type="float">
            <text:p>0.081772</text:p>
          </table:table-cell>
          <table:table-cell table:style-name="ce1" office:value-type="float" office:value="0.00064059" calcext:value-type="float">
            <text:p>0.00064059</text:p>
          </table:table-cell>
          <table:table-cell table:style-name="ce1" office:value-type="float" office:value="0.0000000025578" calcext:value-type="float">
            <text:p>2.5578E-09</text:p>
          </table:table-cell>
          <table:table-cell table:style-name="ce1" office:value-type="float" office:value="-0.073938" calcext:value-type="float">
            <text:p>-0.073938</text:p>
          </table:table-cell>
        </table:table-row>
        <table:table-row table:style-name="ro1">
          <table:table-cell office:value-type="float" office:value="0.75021" calcext:value-type="float">
            <text:p>0.75021</text:p>
          </table:table-cell>
          <table:table-cell office:value-type="float" office:value="1.0945" calcext:value-type="float">
            <text:p>1.0945</text:p>
          </table:table-cell>
          <table:table-cell office:value-type="float" office:value="1.9252" calcext:value-type="float">
            <text:p>1.9252</text:p>
          </table:table-cell>
          <table:table-cell office:value-type="float" office:value="1.6397" calcext:value-type="float">
            <text:p>1.6397</text:p>
          </table:table-cell>
          <table:table-cell office:value-type="float" office:value="0.18548" calcext:value-type="float">
            <text:p>0.18548</text:p>
          </table:table-cell>
          <table:table-cell office:value-type="float" office:value="1.1679" calcext:value-type="float">
            <text:p>1.1679</text:p>
          </table:table-cell>
          <table:table-cell office:value-type="float" office:value="1.4157" calcext:value-type="float">
            <text:p>1.4157</text:p>
          </table:table-cell>
          <table:table-cell office:value-type="float" office:value="0.038744" calcext:value-type="float">
            <text:p>0.038744</text:p>
          </table:table-cell>
          <table:table-cell office:value-type="float" office:value="0.43131" calcext:value-type="float">
            <text:p>0.43131</text:p>
          </table:table-cell>
          <table:table-cell office:value-type="float" office:value="0.078155" calcext:value-type="float">
            <text:p>0.0781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.3567" calcext:value-type="float">
            <text:p>1.3567</text:p>
          </table:table-cell>
          <table:table-cell office:value-type="float" office:value="2.0095" calcext:value-type="float">
            <text:p>2.0095</text:p>
          </table:table-cell>
          <table:table-cell office:value-type="float" office:value="1.0425" calcext:value-type="float">
            <text:p>1.0425</text:p>
          </table:table-cell>
          <table:table-cell office:value-type="float" office:value="1.1224" calcext:value-type="float">
            <text:p>1.1224</text:p>
          </table:table-cell>
          <table:table-cell office:value-type="float" office:value="1.0933" calcext:value-type="float">
            <text:p>1.0933</text:p>
          </table:table-cell>
          <table:table-cell office:value-type="float" office:value="1.4144" calcext:value-type="float">
            <text:p>1.4144</text:p>
          </table:table-cell>
          <table:table-cell office:value-type="float" office:value="1.2903" calcext:value-type="float">
            <text:p>1.2903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082401" calcext:value-type="float">
            <text:p>0.082401</text:p>
          </table:table-cell>
          <table:table-cell office:value-type="float" office:value="2.512" calcext:value-type="float">
            <text:p>2.512</text:p>
          </table:table-cell>
        </table:table-row>
        <table:table-row table:style-name="ro1">
          <table:table-cell office:value-type="float" office:value="0.43652" calcext:value-type="float">
            <text:p>0.43652</text:p>
          </table:table-cell>
          <table:table-cell office:value-type="float" office:value="-0.74899" calcext:value-type="float">
            <text:p>-0.74899</text:p>
          </table:table-cell>
          <table:table-cell office:value-type="float" office:value="-0.10176" calcext:value-type="float">
            <text:p>-0.10176</text:p>
          </table:table-cell>
          <table:table-cell office:value-type="float" office:value="1.9379" calcext:value-type="float">
            <text:p>1.9379</text:p>
          </table:table-cell>
          <table:table-cell office:value-type="float" office:value="3.7684" calcext:value-type="float">
            <text:p>3.7684</text:p>
          </table:table-cell>
          <table:table-cell office:value-type="float" office:value="-0.049216" calcext:value-type="float">
            <text:p>-0.049216</text:p>
          </table:table-cell>
          <table:table-cell office:value-type="float" office:value="1.3532" calcext:value-type="float">
            <text:p>1.3532</text:p>
          </table:table-cell>
          <table:table-cell office:value-type="float" office:value="0.064628" calcext:value-type="float">
            <text:p>0.064628</text:p>
          </table:table-cell>
          <table:table-cell office:value-type="float" office:value="0.030483" calcext:value-type="float">
            <text:p>0.030483</text:p>
          </table:table-cell>
          <table:table-cell office:value-type="float" office:value="0.00000000042088" calcext:value-type="float">
            <text:p>4.2088E-10</text:p>
          </table:table-cell>
          <table:table-cell office:value-type="float" office:value="0.40704" calcext:value-type="float">
            <text:p>0.40704</text:p>
          </table:table-cell>
        </table:table-row>
        <table:table-row table:style-name="ro1">
          <table:table-cell office:value-type="float" office:value="0.009605" calcext:value-type="float">
            <text:p>0.009605</text:p>
          </table:table-cell>
          <table:table-cell office:value-type="float" office:value="2.3628" calcext:value-type="float">
            <text:p>2.3628</text:p>
          </table:table-cell>
          <table:table-cell office:value-type="float" office:value="0.00082343" calcext:value-type="float">
            <text:p>0.00082343</text:p>
          </table:table-cell>
          <table:table-cell office:value-type="float" office:value="0.3056" calcext:value-type="float">
            <text:p>0.3056</text:p>
          </table:table-cell>
          <table:table-cell office:value-type="float" office:value="1.8895" calcext:value-type="float">
            <text:p>1.8895</text:p>
          </table:table-cell>
          <table:table-cell office:value-type="float" office:value="0.7842" calcext:value-type="float">
            <text:p>0.7842</text:p>
          </table:table-cell>
          <table:table-cell office:value-type="float" office:value="1.3195" calcext:value-type="float">
            <text:p>1.3195</text:p>
          </table:table-cell>
          <table:table-cell office:value-type="float" office:value="0.00052677" calcext:value-type="float">
            <text:p>0.00052677</text:p>
          </table:table-cell>
          <table:table-cell office:value-type="float" office:value="0.000055092" calcext:value-type="float">
            <text:p>5.5092E-05</text:p>
          </table:table-cell>
          <table:table-cell office:value-type="float" office:value="0.000001853" calcext:value-type="float">
            <text:p>1.853E-06</text:p>
          </table:table-cell>
          <table:table-cell office:value-type="float" office:value="0.10598" calcext:value-type="float">
            <text:p>0.10598</text:p>
          </table:table-cell>
        </table:table-row>
        <table:table-row table:style-name="ro1">
          <table:table-cell office:value-type="float" office:value="2.2816" calcext:value-type="float">
            <text:p>2.2816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19243" calcext:value-type="float">
            <text:p>0.19243</text:p>
          </table:table-cell>
          <table:table-cell office:value-type="float" office:value="3.1444" calcext:value-type="float">
            <text:p>3.1444</text:p>
          </table:table-cell>
          <table:table-cell office:value-type="float" office:value="1.7627" calcext:value-type="float">
            <text:p>1.7627</text:p>
          </table:table-cell>
          <table:table-cell office:value-type="float" office:value="1.0192" calcext:value-type="float">
            <text:p>1.0192</text:p>
          </table:table-cell>
          <table:table-cell office:value-type="float" office:value="0.077907" calcext:value-type="float">
            <text:p>0.077907</text:p>
          </table:table-cell>
          <table:table-cell office:value-type="float" office:value="0.0048493" calcext:value-type="float">
            <text:p>0.0048493</text:p>
          </table:table-cell>
          <table:table-cell office:value-type="float" office:value="0.00087533" calcext:value-type="float">
            <text:p>0.00087533</text:p>
          </table:table-cell>
          <table:table-cell office:value-type="float" office:value="0.0000000084602" calcext:value-type="float">
            <text:p>8.4602E-09</text:p>
          </table:table-cell>
          <table:table-cell office:value-type="float" office:value="0.17568" calcext:value-type="float">
            <text:p>0.17568</text:p>
          </table:table-cell>
        </table:table-row>
        <table:table-row table:style-name="ro1">
          <table:table-cell office:value-type="float" office:value="1.2128" calcext:value-type="float">
            <text:p>1.2128</text:p>
          </table:table-cell>
          <table:table-cell office:value-type="float" office:value="0.057895" calcext:value-type="float">
            <text:p>0.057895</text:p>
          </table:table-cell>
          <table:table-cell office:value-type="float" office:value="0.31375" calcext:value-type="float">
            <text:p>0.31375</text:p>
          </table:table-cell>
          <table:table-cell office:value-type="float" office:value="0.45531" calcext:value-type="float">
            <text:p>0.45531</text:p>
          </table:table-cell>
          <table:table-cell office:value-type="float" office:value="0.45858" calcext:value-type="float">
            <text:p>0.45858</text:p>
          </table:table-cell>
          <table:table-cell office:value-type="float" office:value="1.5342" calcext:value-type="float">
            <text:p>1.5342</text:p>
          </table:table-cell>
          <table:table-cell office:value-type="float" office:value="0.092781" calcext:value-type="float">
            <text:p>0.092781</text:p>
          </table:table-cell>
          <table:table-cell office:value-type="float" office:value="0.0072105" calcext:value-type="float">
            <text:p>0.0072105</text:p>
          </table:table-cell>
          <table:table-cell office:value-type="float" office:value="0.10076" calcext:value-type="float">
            <text:p>0.10076</text:p>
          </table:table-cell>
          <table:table-cell office:value-type="float" office:value="0.18837" calcext:value-type="float">
            <text:p>0.18837</text:p>
          </table:table-cell>
          <table:table-cell office:value-type="float" office:value="32.695" calcext:value-type="float">
            <text:p>32.695</text:p>
          </table:table-cell>
        </table:table-row>
        <table:table-row table:style-name="ro1">
          <table:table-cell table:style-name="ce1" office:value-type="float" office:value="0.20451" calcext:value-type="float">
            <text:p>0.20451</text:p>
          </table:table-cell>
          <table:table-cell table:style-name="ce1" office:value-type="float" office:value="1.9379" calcext:value-type="float">
            <text:p>1.9379</text:p>
          </table:table-cell>
          <table:table-cell table:style-name="ce1" office:value-type="float" office:value="4.0334" calcext:value-type="float">
            <text:p>4.0334</text:p>
          </table:table-cell>
          <table:table-cell table:style-name="ce1" office:value-type="float" office:value="-0.047029" calcext:value-type="float">
            <text:p>-0.047029</text:p>
          </table:table-cell>
          <table:table-cell table:style-name="ce1" office:value-type="float" office:value="2.571" calcext:value-type="float">
            <text:p>2.571</text:p>
          </table:table-cell>
          <table:table-cell table:style-name="ce1" office:value-type="float" office:value="1.0855" calcext:value-type="float">
            <text:p>1.0855</text:p>
          </table:table-cell>
          <table:table-cell table:style-name="ce1" office:value-type="float" office:value="0.13496" calcext:value-type="float">
            <text:p>0.13496</text:p>
          </table:table-cell>
          <table:table-cell table:style-name="ce1" office:value-type="float" office:value="0.027974" calcext:value-type="float">
            <text:p>0.027974</text:p>
          </table:table-cell>
          <table:table-cell table:style-name="ce1" office:value-type="float" office:value="0.0000090309" calcext:value-type="float">
            <text:p>9.0309E-06</text:p>
          </table:table-cell>
          <table:table-cell table:style-name="ce1" office:value-type="float" office:value="0.000000027584" calcext:value-type="float">
            <text:p>2.7584E-08</text:p>
          </table:table-cell>
          <table:table-cell table:style-name="ce1" office:value-type="float" office:value="-0.027648" calcext:value-type="float">
            <text:p>-0.027648</text:p>
          </table:table-cell>
        </table:table-row>
        <table:table-row table:style-name="ro1">
          <table:table-cell office:value-type="float" office:value="-0.057154" calcext:value-type="float">
            <text:p>-0.057154</text:p>
          </table:table-cell>
          <table:table-cell office:value-type="float" office:value="0.11823" calcext:value-type="float">
            <text:p>0.11823</text:p>
          </table:table-cell>
          <table:table-cell office:value-type="float" office:value="2.453" calcext:value-type="float">
            <text:p>2.453</text:p>
          </table:table-cell>
          <table:table-cell office:value-type="float" office:value="3.0658" calcext:value-type="float">
            <text:p>3.0658</text:p>
          </table:table-cell>
          <table:table-cell office:value-type="float" office:value="0.67028" calcext:value-type="float">
            <text:p>0.67028</text:p>
          </table:table-cell>
          <table:table-cell office:value-type="float" office:value="-0.051392" calcext:value-type="float">
            <text:p>-0.051392</text:p>
          </table:table-cell>
          <table:table-cell office:value-type="float" office:value="-1.2722" calcext:value-type="float">
            <text:p>-1.2722</text:p>
          </table:table-cell>
          <table:table-cell office:value-type="float" office:value="0.17957" calcext:value-type="float">
            <text:p>0.17957</text:p>
          </table:table-cell>
          <table:table-cell office:value-type="float" office:value="0.30193" calcext:value-type="float">
            <text:p>0.30193</text:p>
          </table:table-cell>
          <table:table-cell office:value-type="float" office:value="0.000000014442" calcext:value-type="float">
            <text:p>1.4442E-08</text:p>
          </table:table-cell>
          <table:table-cell office:value-type="float" office:value="1.5018" calcext:value-type="float">
            <text:p>1.5018</text:p>
          </table:table-cell>
        </table:table-row>
        <table:table-row table:style-name="ro1">
          <table:table-cell office:value-type="float" office:value="0.66501" calcext:value-type="float">
            <text:p>0.66501</text:p>
          </table:table-cell>
          <table:table-cell office:value-type="float" office:value="3.523" calcext:value-type="float">
            <text:p>3.523</text:p>
          </table:table-cell>
          <table:table-cell office:value-type="float" office:value="2.1844" calcext:value-type="float">
            <text:p>2.1844</text:p>
          </table:table-cell>
          <table:table-cell office:value-type="float" office:value="-0.000033864" calcext:value-type="float">
            <text:p>-3.3864E-05</text:p>
          </table:table-cell>
          <table:table-cell office:value-type="float" office:value="0.10865" calcext:value-type="float">
            <text:p>0.10865</text:p>
          </table:table-cell>
          <table:table-cell office:value-type="float" office:value="1.2171" calcext:value-type="float">
            <text:p>1.2171</text:p>
          </table:table-cell>
          <table:table-cell office:value-type="float" office:value="0.91715" calcext:value-type="float">
            <text:p>0.91715</text:p>
          </table:table-cell>
          <table:table-cell office:value-type="float" office:value="0.014289" calcext:value-type="float">
            <text:p>0.014289</text:p>
          </table:table-cell>
          <table:table-cell office:value-type="float" office:value="0.014204" calcext:value-type="float">
            <text:p>0.014204</text:p>
          </table:table-cell>
          <table:table-cell office:value-type="float" office:value="0.000016603" calcext:value-type="float">
            <text:p>1.6603E-05</text:p>
          </table:table-cell>
          <table:table-cell office:value-type="float" office:value="0.98136" calcext:value-type="float">
            <text:p>0.98136</text:p>
          </table:table-cell>
        </table:table-row>
        <table:table-row table:style-name="ro1">
          <table:table-cell table:style-name="ce1" office:value-type="float" office:value="1.1625" calcext:value-type="float">
            <text:p>1.1625</text:p>
          </table:table-cell>
          <table:table-cell table:style-name="ce1" office:value-type="float" office:value="-0.0055222" calcext:value-type="float">
            <text:p>-0.0055222</text:p>
          </table:table-cell>
          <table:table-cell table:style-name="ce1" office:value-type="float" office:value="0.70971" calcext:value-type="float">
            <text:p>0.70971</text:p>
          </table:table-cell>
          <table:table-cell table:style-name="ce1" office:value-type="float" office:value="0.19506" calcext:value-type="float">
            <text:p>0.19506</text:p>
          </table:table-cell>
          <table:table-cell table:style-name="ce1" office:value-type="float" office:value="1.0308" calcext:value-type="float">
            <text:p>1.0308</text:p>
          </table:table-cell>
          <table:table-cell table:style-name="ce1" office:value-type="float" office:value="0.36036" calcext:value-type="float">
            <text:p>0.36036</text:p>
          </table:table-cell>
          <table:table-cell table:style-name="ce1" office:value-type="float" office:value="0.64806" calcext:value-type="float">
            <text:p>0.64806</text:p>
          </table:table-cell>
          <table:table-cell table:style-name="ce1" office:value-type="float" office:value="0.075524" calcext:value-type="float">
            <text:p>0.075524</text:p>
          </table:table-cell>
          <table:table-cell table:style-name="ce1" office:value-type="float" office:value="0.00018356" calcext:value-type="float">
            <text:p>0.00018356</text:p>
          </table:table-cell>
          <table:table-cell table:style-name="ce1" office:value-type="float" office:value="0.000000000035552" calcext:value-type="float">
            <text:p>3.5552E-11</text:p>
          </table:table-cell>
          <table:table-cell table:style-name="ce1" office:value-type="float" office:value="-0.073094" calcext:value-type="float">
            <text:p>-0.073094</text:p>
          </table:table-cell>
        </table:table-row>
        <table:table-row table:style-name="ro1">
          <table:table-cell table:style-name="ce1" office:value-type="float" office:value="1.2725" calcext:value-type="float">
            <text:p>1.2725</text:p>
          </table:table-cell>
          <table:table-cell table:style-name="ce1" office:value-type="float" office:value="-0.017606" calcext:value-type="float">
            <text:p>-0.017606</text:p>
          </table:table-cell>
          <table:table-cell table:style-name="ce1" office:value-type="float" office:value="0.92045" calcext:value-type="float">
            <text:p>0.92045</text:p>
          </table:table-cell>
          <table:table-cell table:style-name="ce1" office:value-type="float" office:value="0.15405" calcext:value-type="float">
            <text:p>0.15405</text:p>
          </table:table-cell>
          <table:table-cell table:style-name="ce1" office:value-type="float" office:value="0.012938" calcext:value-type="float">
            <text:p>0.012938</text:p>
          </table:table-cell>
          <table:table-cell table:style-name="ce1" office:value-type="float" office:value="-0.51591" calcext:value-type="float">
            <text:p>-0.51591</text:p>
          </table:table-cell>
          <table:table-cell table:style-name="ce1" office:value-type="float" office:value="0.41473" calcext:value-type="float">
            <text:p>0.41473</text:p>
          </table:table-cell>
          <table:table-cell table:style-name="ce1" office:value-type="float" office:value="0.051388" calcext:value-type="float">
            <text:p>0.051388</text:p>
          </table:table-cell>
          <table:table-cell table:style-name="ce1" office:value-type="float" office:value="0.000079685" calcext:value-type="float">
            <text:p>7.9685E-05</text:p>
          </table:table-cell>
          <table:table-cell table:style-name="ce1" office:value-type="float" office:value="0.000000041983" calcext:value-type="float">
            <text:p>4.1983E-08</text:p>
          </table:table-cell>
          <table:table-cell table:style-name="ce1" office:value-type="float" office:value="-0.049833" calcext:value-type="float">
            <text:p>-0.049833</text:p>
          </table:table-cell>
        </table:table-row>
        <table:table-row table:style-name="ro1">
          <table:table-cell table:style-name="ce1" office:value-type="float" office:value="-0.0086965" calcext:value-type="float">
            <text:p>-0.0086965</text:p>
          </table:table-cell>
          <table:table-cell table:style-name="ce1" office:value-type="float" office:value="1.0145" calcext:value-type="float">
            <text:p>1.0145</text:p>
          </table:table-cell>
          <table:table-cell table:style-name="ce1" office:value-type="float" office:value="0.0000048017" calcext:value-type="float">
            <text:p>4.8017E-06</text:p>
          </table:table-cell>
          <table:table-cell table:style-name="ce1" office:value-type="float" office:value="2.0273" calcext:value-type="float">
            <text:p>2.0273</text:p>
          </table:table-cell>
          <table:table-cell table:style-name="ce1" office:value-type="float" office:value="2.3758" calcext:value-type="float">
            <text:p>2.3758</text:p>
          </table:table-cell>
          <table:table-cell table:style-name="ce1" office:value-type="float" office:value="0.61962" calcext:value-type="float">
            <text:p>0.61962</text:p>
          </table:table-cell>
          <table:table-cell table:style-name="ce1" office:value-type="float" office:value="0.58671" calcext:value-type="float">
            <text:p>0.58671</text:p>
          </table:table-cell>
          <table:table-cell table:style-name="ce1" office:value-type="float" office:value="0.0071087" calcext:value-type="float">
            <text:p>0.0071087</text:p>
          </table:table-cell>
          <table:table-cell table:style-name="ce1" office:value-type="float" office:value="0.000020521" calcext:value-type="float">
            <text:p>2.0521E-05</text:p>
          </table:table-cell>
          <table:table-cell table:style-name="ce1" office:value-type="float" office:value="0.00000014228" calcext:value-type="float">
            <text:p>1.4228E-07</text:p>
          </table:table-cell>
          <table:table-cell table:style-name="ce1" office:value-type="float" office:value="-0.004208" calcext:value-type="float">
            <text:p>-0.004208</text:p>
          </table:table-cell>
        </table:table-row>
        <table:table-row table:style-name="ro1">
          <table:table-cell table:style-name="ce1" office:value-type="float" office:value="1.0698" calcext:value-type="float">
            <text:p>1.0698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62886" calcext:value-type="float">
            <text:p>0.62886</text:p>
          </table:table-cell>
          <table:table-cell table:style-name="ce1" office:value-type="float" office:value="0.00040393" calcext:value-type="float">
            <text:p>0.00040393</text:p>
          </table:table-cell>
          <table:table-cell table:style-name="ce1" office:value-type="float" office:value="0.89331" calcext:value-type="float">
            <text:p>0.89331</text:p>
          </table:table-cell>
          <table:table-cell table:style-name="ce1" office:value-type="float" office:value="0.42786" calcext:value-type="float">
            <text:p>0.42786</text:p>
          </table:table-cell>
          <table:table-cell table:style-name="ce1" office:value-type="float" office:value="0.34758" calcext:value-type="float">
            <text:p>0.34758</text:p>
          </table:table-cell>
          <table:table-cell table:style-name="ce1" office:value-type="float" office:value="0.079973" calcext:value-type="float">
            <text:p>0.079973</text:p>
          </table:table-cell>
          <table:table-cell table:style-name="ce1" office:value-type="float" office:value="0.0017935" calcext:value-type="float">
            <text:p>0.0017935</text:p>
          </table:table-cell>
          <table:table-cell table:style-name="ce1" office:value-type="float" office:value="0.00000000064459" calcext:value-type="float">
            <text:p>6.4459E-10</text:p>
          </table:table-cell>
          <table:table-cell table:style-name="ce1" office:value-type="float" office:value="-0.057545" calcext:value-type="float">
            <text:p>-0.057545</text:p>
          </table:table-cell>
        </table:table-row>
        <table:table-row table:style-name="ro1">
          <table:table-cell office:value-type="float" office:value="0.67366" calcext:value-type="float">
            <text:p>0.67366</text:p>
          </table:table-cell>
          <table:table-cell office:value-type="float" office:value="1.4935" calcext:value-type="float">
            <text:p>1.4935</text:p>
          </table:table-cell>
          <table:table-cell office:value-type="float" office:value="0.91805" calcext:value-type="float">
            <text:p>0.91805</text:p>
          </table:table-cell>
          <table:table-cell office:value-type="float" office:value="2.5627" calcext:value-type="float">
            <text:p>2.5627</text:p>
          </table:table-cell>
          <table:table-cell office:value-type="float" office:value="0.0065582" calcext:value-type="float">
            <text:p>0.0065582</text:p>
          </table:table-cell>
          <table:table-cell office:value-type="float" office:value="-1.2483" calcext:value-type="float">
            <text:p>-1.2483</text:p>
          </table:table-cell>
          <table:table-cell office:value-type="float" office:value="0.018282" calcext:value-type="float">
            <text:p>0.018282</text:p>
          </table:table-cell>
          <table:table-cell office:value-type="float" office:value="0.24654" calcext:value-type="float">
            <text:p>0.24654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00000000052726" calcext:value-type="float">
            <text:p>5.2726E-10</text:p>
          </table:table-cell>
          <table:table-cell office:value-type="float" office:value="1.3212" calcext:value-type="float">
            <text:p>1.3212</text:p>
          </table:table-cell>
        </table:table-row>
        <table:table-row table:style-name="ro1">
          <table:table-cell table:style-name="ce1" office:value-type="float" office:value="1.7099" calcext:value-type="float">
            <text:p>1.7099</text:p>
          </table:table-cell>
          <table:table-cell table:style-name="ce1" office:value-type="float" office:value="0.17219" calcext:value-type="float">
            <text:p>0.17219</text:p>
          </table:table-cell>
          <table:table-cell table:style-name="ce1" office:value-type="float" office:value="0.81245" calcext:value-type="float">
            <text:p>0.81245</text:p>
          </table:table-cell>
          <table:table-cell table:style-name="ce1" office:value-type="float" office:value="0.27458" calcext:value-type="float">
            <text:p>0.27458</text:p>
          </table:table-cell>
          <table:table-cell table:style-name="ce1" office:value-type="float" office:value="3.897" calcext:value-type="float">
            <text:p>3.897</text:p>
          </table:table-cell>
          <table:table-cell table:style-name="ce1" office:value-type="float" office:value="0.35776" calcext:value-type="float">
            <text:p>0.35776</text:p>
          </table:table-cell>
          <table:table-cell table:style-name="ce1" office:value-type="float" office:value="1.9484" calcext:value-type="float">
            <text:p>1.9484</text:p>
          </table:table-cell>
          <table:table-cell table:style-name="ce1" office:value-type="float" office:value="0.16389" calcext:value-type="float">
            <text:p>0.16389</text:p>
          </table:table-cell>
          <table:table-cell table:style-name="ce1" office:value-type="float" office:value="0.0017643" calcext:value-type="float">
            <text:p>0.0017643</text:p>
          </table:table-cell>
          <table:table-cell table:style-name="ce1" office:value-type="float" office:value="0.0000000012029" calcext:value-type="float">
            <text:p>1.2029E-09</text:p>
          </table:table-cell>
          <table:table-cell table:style-name="ce1" office:value-type="float" office:value="-0.15313" calcext:value-type="float">
            <text:p>-0.15313</text:p>
          </table:table-cell>
        </table:table-row>
        <table:table-row table:style-name="ro1">
          <table:table-cell office:value-type="float" office:value="3.1181" calcext:value-type="float">
            <text:p>3.1181</text:p>
          </table:table-cell>
          <table:table-cell office:value-type="float" office:value="0.000042501" calcext:value-type="float">
            <text:p>4.2501E-05</text:p>
          </table:table-cell>
          <table:table-cell office:value-type="float" office:value="-0.048192" calcext:value-type="float">
            <text:p>-0.048192</text:p>
          </table:table-cell>
          <table:table-cell office:value-type="float" office:value="1.2438" calcext:value-type="float">
            <text:p>1.2438</text:p>
          </table:table-cell>
          <table:table-cell office:value-type="float" office:value="0.22124" calcext:value-type="float">
            <text:p>0.22124</text:p>
          </table:table-cell>
          <table:table-cell office:value-type="float" office:value="0.36028" calcext:value-type="float">
            <text:p>0.36028</text:p>
          </table:table-cell>
          <table:table-cell office:value-type="float" office:value="0.17438" calcext:value-type="float">
            <text:p>0.17438</text:p>
          </table:table-cell>
          <table:table-cell office:value-type="float" office:value="0.00001183" calcext:value-type="float">
            <text:p>1.183E-05</text:p>
          </table:table-cell>
          <table:table-cell office:value-type="float" office:value="0.0000021836" calcext:value-type="float">
            <text:p>2.1836E-06</text:p>
          </table:table-cell>
          <table:table-cell office:value-type="float" office:value="0.000000000028841" calcext:value-type="float">
            <text:p>2.8841E-11</text:p>
          </table:table-cell>
          <table:table-cell office:value-type="float" office:value="0.18387" calcext:value-type="float">
            <text:p>0.18387</text:p>
          </table:table-cell>
        </table:table-row>
        <table:table-row table:style-name="ro1">
          <table:table-cell table:style-name="ce1" office:value-type="float" office:value="1.198" calcext:value-type="float">
            <text:p>1.198</text:p>
          </table:table-cell>
          <table:table-cell table:style-name="ce1" office:value-type="float" office:value="-0.00090582" calcext:value-type="float">
            <text:p>-0.00090582</text:p>
          </table:table-cell>
          <table:table-cell table:style-name="ce1" office:value-type="float" office:value="0.63486" calcext:value-type="float">
            <text:p>0.63486</text:p>
          </table:table-cell>
          <table:table-cell table:style-name="ce1" office:value-type="float" office:value="0.25205" calcext:value-type="float">
            <text:p>0.25205</text:p>
          </table:table-cell>
          <table:table-cell table:style-name="ce1" office:value-type="float" office:value="2.3711" calcext:value-type="float">
            <text:p>2.3711</text:p>
          </table:table-cell>
          <table:table-cell table:style-name="ce1" office:value-type="float" office:value="0.25048" calcext:value-type="float">
            <text:p>0.25048</text:p>
          </table:table-cell>
          <table:table-cell table:style-name="ce1" office:value-type="float" office:value="0.93093" calcext:value-type="float">
            <text:p>0.93093</text:p>
          </table:table-cell>
          <table:table-cell table:style-name="ce1" office:value-type="float" office:value="0.088435" calcext:value-type="float">
            <text:p>0.088435</text:p>
          </table:table-cell>
          <table:table-cell table:style-name="ce1" office:value-type="float" office:value="0.00038349" calcext:value-type="float">
            <text:p>0.00038349</text:p>
          </table:table-cell>
          <table:table-cell table:style-name="ce1" office:value-type="float" office:value="0.0000000000040892" calcext:value-type="float">
            <text:p>4.0892E-12</text:p>
          </table:table-cell>
          <table:table-cell table:style-name="ce1" office:value-type="float" office:value="-0.084099" calcext:value-type="float">
            <text:p>-0.084099</text:p>
          </table:table-cell>
        </table:table-row>
        <table:table-row table:style-name="ro1">
          <table:table-cell office:value-type="float" office:value="1.2605" calcext:value-type="float">
            <text:p>1.2605</text:p>
          </table:table-cell>
          <table:table-cell office:value-type="float" office:value="1.9082" calcext:value-type="float">
            <text:p>1.9082</text:p>
          </table:table-cell>
          <table:table-cell office:value-type="float" office:value="1.9796" calcext:value-type="float">
            <text:p>1.9796</text:p>
          </table:table-cell>
          <table:table-cell office:value-type="float" office:value="0.33896" calcext:value-type="float">
            <text:p>0.33896</text:p>
          </table:table-cell>
          <table:table-cell office:value-type="float" office:value="1.9455" calcext:value-type="float">
            <text:p>1.9455</text:p>
          </table:table-cell>
          <table:table-cell office:value-type="float" office:value="0.87771" calcext:value-type="float">
            <text:p>0.87771</text:p>
          </table:table-cell>
          <table:table-cell office:value-type="float" office:value="1.7726" calcext:value-type="float">
            <text:p>1.7726</text:p>
          </table:table-cell>
          <table:table-cell office:value-type="float" office:value="0.0073144" calcext:value-type="float">
            <text:p>0.007314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12204" calcext:value-type="float">
            <text:p>0.122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.3136" calcext:value-type="float">
            <text:p>1.3136</text:p>
          </table:table-cell>
          <table:table-cell office:value-type="float" office:value="1.6551" calcext:value-type="float">
            <text:p>1.6551</text:p>
          </table:table-cell>
          <table:table-cell office:value-type="float" office:value="0.96039" calcext:value-type="float">
            <text:p>0.96039</text:p>
          </table:table-cell>
          <table:table-cell office:value-type="float" office:value="0.25707" calcext:value-type="float">
            <text:p>0.25707</text:p>
          </table:table-cell>
          <table:table-cell office:value-type="float" office:value="1.475" calcext:value-type="float">
            <text:p>1.475</text:p>
          </table:table-cell>
          <table:table-cell office:value-type="float" office:value="1.7197" calcext:value-type="float">
            <text:p>1.7197</text:p>
          </table:table-cell>
          <table:table-cell office:value-type="float" office:value="0.32863" calcext:value-type="float">
            <text:p>0.32863</text:p>
          </table:table-cell>
          <table:table-cell office:value-type="float" office:value="0.016482" calcext:value-type="float">
            <text:p>0.016482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18531" calcext:value-type="float">
            <text:p>0.185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17834" calcext:value-type="float">
            <text:p>0.017834</text:p>
          </table:table-cell>
          <table:table-cell office:value-type="float" office:value="1.1202" calcext:value-type="float">
            <text:p>1.1202</text:p>
          </table:table-cell>
          <table:table-cell office:value-type="float" office:value="0.015466" calcext:value-type="float">
            <text:p>0.015466</text:p>
          </table:table-cell>
          <table:table-cell office:value-type="float" office:value="0.25579" calcext:value-type="float">
            <text:p>0.25579</text:p>
          </table:table-cell>
          <table:table-cell office:value-type="float" office:value="1.52" calcext:value-type="float">
            <text:p>1.52</text:p>
          </table:table-cell>
          <table:table-cell office:value-type="float" office:value="0.30294" calcext:value-type="float">
            <text:p>0.30294</text:p>
          </table:table-cell>
          <table:table-cell office:value-type="float" office:value="1.2003" calcext:value-type="float">
            <text:p>1.2003</text:p>
          </table:table-cell>
          <table:table-cell office:value-type="float" office:value="0.010156" calcext:value-type="float">
            <text:p>0.010156</text:p>
          </table:table-cell>
          <table:table-cell office:value-type="float" office:value="0.00088257" calcext:value-type="float">
            <text:p>0.00088257</text:p>
          </table:table-cell>
          <table:table-cell office:value-type="float" office:value="0.0000000020042" calcext:value-type="float">
            <text:p>2.0042E-09</text:p>
          </table:table-cell>
          <table:table-cell office:value-type="float" office:value="0.076847" calcext:value-type="float">
            <text:p>0.076847</text:p>
          </table:table-cell>
        </table:table-row>
        <table:table-row table:style-name="ro1">
          <table:table-cell office:value-type="float" office:value="-0.062977" calcext:value-type="float">
            <text:p>-0.062977</text:p>
          </table:table-cell>
          <table:table-cell office:value-type="float" office:value="2.4992" calcext:value-type="float">
            <text:p>2.4992</text:p>
          </table:table-cell>
          <table:table-cell office:value-type="float" office:value="0.11058" calcext:value-type="float">
            <text:p>0.11058</text:p>
          </table:table-cell>
          <table:table-cell office:value-type="float" office:value="5.1356" calcext:value-type="float">
            <text:p>5.1356</text:p>
          </table:table-cell>
          <table:table-cell office:value-type="float" office:value="2.2044" calcext:value-type="float">
            <text:p>2.2044</text:p>
          </table:table-cell>
          <table:table-cell office:value-type="float" office:value="1.3241" calcext:value-type="float">
            <text:p>1.3241</text:p>
          </table:table-cell>
          <table:table-cell office:value-type="float" office:value="0.072575" calcext:value-type="float">
            <text:p>0.072575</text:p>
          </table:table-cell>
          <table:table-cell office:value-type="float" office:value="0.051111" calcext:value-type="float">
            <text:p>0.051111</text:p>
          </table:table-cell>
          <table:table-cell office:value-type="float" office:value="0.014814" calcext:value-type="float">
            <text:p>0.014814</text:p>
          </table:table-cell>
          <table:table-cell office:value-type="float" office:value="0.000000000062371" calcext:value-type="float">
            <text:p>6.2371E-11</text:p>
          </table:table-cell>
          <table:table-cell office:value-type="float" office:value="0.23875" calcext:value-type="float">
            <text:p>0.23875</text:p>
          </table:table-cell>
        </table:table-row>
        <table:table-row table:style-name="ro1">
          <table:table-cell office:value-type="float" office:value="0.81589" calcext:value-type="float">
            <text:p>0.81589</text:p>
          </table:table-cell>
          <table:table-cell office:value-type="float" office:value="0.30901" calcext:value-type="float">
            <text:p>0.30901</text:p>
          </table:table-cell>
          <table:table-cell office:value-type="float" office:value="0.65143" calcext:value-type="float">
            <text:p>0.65143</text:p>
          </table:table-cell>
          <table:table-cell office:value-type="float" office:value="1.4211" calcext:value-type="float">
            <text:p>1.4211</text:p>
          </table:table-cell>
          <table:table-cell office:value-type="float" office:value="1.0139" calcext:value-type="float">
            <text:p>1.0139</text:p>
          </table:table-cell>
          <table:table-cell office:value-type="float" office:value="1.047" calcext:value-type="float">
            <text:p>1.047</text:p>
          </table:table-cell>
          <table:table-cell office:value-type="float" office:value="1.2454" calcext:value-type="float">
            <text:p>1.2454</text:p>
          </table:table-cell>
          <table:table-cell office:value-type="float" office:value="0.20275" calcext:value-type="float">
            <text:p>0.20275</text:p>
          </table:table-cell>
          <table:table-cell office:value-type="float" office:value="0.45732" calcext:value-type="float">
            <text:p>0.45732</text:p>
          </table:table-cell>
          <table:table-cell office:value-type="float" office:value="0.51651" calcext:value-type="float">
            <text:p>0.51651</text:p>
          </table:table-cell>
          <table:table-cell office:value-type="float" office:value="2.0528" calcext:value-type="float">
            <text:p>2.0528</text:p>
          </table:table-cell>
        </table:table-row>
        <table:table-row table:style-name="ro1">
          <table:table-cell office:value-type="float" office:value="0.12961" calcext:value-type="float">
            <text:p>0.12961</text:p>
          </table:table-cell>
          <table:table-cell office:value-type="float" office:value="1.5056" calcext:value-type="float">
            <text:p>1.5056</text:p>
          </table:table-cell>
          <table:table-cell office:value-type="float" office:value="0.17092" calcext:value-type="float">
            <text:p>0.17092</text:p>
          </table:table-cell>
          <table:table-cell office:value-type="float" office:value="0.84027" calcext:value-type="float">
            <text:p>0.84027</text:p>
          </table:table-cell>
          <table:table-cell office:value-type="float" office:value="0.36028" calcext:value-type="float">
            <text:p>0.36028</text:p>
          </table:table-cell>
          <table:table-cell office:value-type="float" office:value="1.1266" calcext:value-type="float">
            <text:p>1.1266</text:p>
          </table:table-cell>
          <table:table-cell office:value-type="float" office:value="0.96412" calcext:value-type="float">
            <text:p>0.96412</text:p>
          </table:table-cell>
          <table:table-cell office:value-type="float" office:value="0.12038" calcext:value-type="float">
            <text:p>0.12038</text:p>
          </table:table-cell>
          <table:table-cell office:value-type="float" office:value="0.026368" calcext:value-type="float">
            <text:p>0.026368</text:p>
          </table:table-cell>
          <table:table-cell office:value-type="float" office:value="0.00000031478" calcext:value-type="float">
            <text:p>3.1478E-07</text:p>
          </table:table-cell>
          <table:table-cell office:value-type="float" office:value="0.098283" calcext:value-type="float">
            <text:p>0.098283</text:p>
          </table:table-cell>
        </table:table-row>
        <table:table-row table:style-name="ro1">
          <table:table-cell table:style-name="ce1" office:value-type="float" office:value="1.3738" calcext:value-type="float">
            <text:p>1.3738</text:p>
          </table:table-cell>
          <table:table-cell table:style-name="ce1" office:value-type="float" office:value="-0.13825" calcext:value-type="float">
            <text:p>-0.13825</text:p>
          </table:table-cell>
          <table:table-cell table:style-name="ce1" office:value-type="float" office:value="0.47623" calcext:value-type="float">
            <text:p>0.47623</text:p>
          </table:table-cell>
          <table:table-cell table:style-name="ce1" office:value-type="float" office:value="-0.76613" calcext:value-type="float">
            <text:p>-0.76613</text:p>
          </table:table-cell>
          <table:table-cell table:style-name="ce1" office:value-type="float" office:value="3.7558" calcext:value-type="float">
            <text:p>3.7558</text:p>
          </table:table-cell>
          <table:table-cell table:style-name="ce1" office:value-type="float" office:value="0.40588" calcext:value-type="float">
            <text:p>0.40588</text:p>
          </table:table-cell>
          <table:table-cell table:style-name="ce1" office:value-type="float" office:value="2.0719" calcext:value-type="float">
            <text:p>2.0719</text:p>
          </table:table-cell>
          <table:table-cell table:style-name="ce1" office:value-type="float" office:value="0.24093" calcext:value-type="float">
            <text:p>0.24093</text:p>
          </table:table-cell>
          <table:table-cell table:style-name="ce1" office:value-type="float" office:value="0.011463" calcext:value-type="float">
            <text:p>0.011463</text:p>
          </table:table-cell>
          <table:table-cell table:style-name="ce1" office:value-type="float" office:value="0.000000055276" calcext:value-type="float">
            <text:p>5.5276E-08</text:p>
          </table:table-cell>
          <table:table-cell table:style-name="ce1" office:value-type="float" office:value="-0.19335" calcext:value-type="float">
            <text:p>-0.19335</text:p>
          </table:table-cell>
        </table:table-row>
        <table:table-row table:style-name="ro1">
          <table:table-cell office:value-type="float" office:value="0.5969" calcext:value-type="float">
            <text:p>0.5969</text:p>
          </table:table-cell>
          <table:table-cell office:value-type="float" office:value="0.45327" calcext:value-type="float">
            <text:p>0.45327</text:p>
          </table:table-cell>
          <table:table-cell office:value-type="float" office:value="1.796" calcext:value-type="float">
            <text:p>1.796</text:p>
          </table:table-cell>
          <table:table-cell office:value-type="float" office:value="1.2339" calcext:value-type="float">
            <text:p>1.2339</text:p>
          </table:table-cell>
          <table:table-cell office:value-type="float" office:value="1.802" calcext:value-type="float">
            <text:p>1.802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87252" calcext:value-type="float">
            <text:p>0.87252</text:p>
          </table:table-cell>
          <table:table-cell office:value-type="float" office:value="0.11877" calcext:value-type="float">
            <text:p>0.11877</text:p>
          </table:table-cell>
          <table:table-cell office:value-type="float" office:value="0.35238" calcext:value-type="float">
            <text:p>0.35238</text:p>
          </table:table-cell>
          <table:table-cell office:value-type="float" office:value="0.049496" calcext:value-type="float">
            <text:p>0.0494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1597" calcext:value-type="float">
            <text:p>0.71597</text:p>
          </table:table-cell>
          <table:table-cell office:value-type="float" office:value="1.7283" calcext:value-type="float">
            <text:p>1.7283</text:p>
          </table:table-cell>
          <table:table-cell office:value-type="float" office:value="1.9728" calcext:value-type="float">
            <text:p>1.9728</text:p>
          </table:table-cell>
          <table:table-cell office:value-type="float" office:value="0.67552" calcext:value-type="float">
            <text:p>0.67552</text:p>
          </table:table-cell>
          <table:table-cell office:value-type="float" office:value="0.25868" calcext:value-type="float">
            <text:p>0.25868</text:p>
          </table:table-cell>
          <table:table-cell office:value-type="float" office:value="1.8303" calcext:value-type="float">
            <text:p>1.8303</text:p>
          </table:table-cell>
          <table:table-cell office:value-type="float" office:value="1.2103" calcext:value-type="float">
            <text:p>1.2103</text:p>
          </table:table-cell>
          <table:table-cell office:value-type="float" office:value="0.24908" calcext:value-type="float">
            <text:p>0.24908</text:p>
          </table:table-cell>
          <table:table-cell office:value-type="float" office:value="0.11197" calcext:value-type="float">
            <text:p>0.11197</text:p>
          </table:table-cell>
          <table:table-cell office:value-type="float" office:value="0.21198" calcext:value-type="float">
            <text:p>0.211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.5422" calcext:value-type="float">
            <text:p>1.5422</text:p>
          </table:table-cell>
          <table:table-cell office:value-type="float" office:value="1.4422" calcext:value-type="float">
            <text:p>1.4422</text:p>
          </table:table-cell>
          <table:table-cell office:value-type="float" office:value="0.53861" calcext:value-type="float">
            <text:p>0.53861</text:p>
          </table:table-cell>
          <table:table-cell office:value-type="float" office:value="2.7429" calcext:value-type="float">
            <text:p>2.7429</text:p>
          </table:table-cell>
          <table:table-cell office:value-type="float" office:value="1.4776" calcext:value-type="float">
            <text:p>1.4776</text:p>
          </table:table-cell>
          <table:table-cell office:value-type="float" office:value="1.2669" calcext:value-type="float">
            <text:p>1.2669</text:p>
          </table:table-cell>
          <table:table-cell office:value-type="float" office:value="1.8654" calcext:value-type="float">
            <text:p>1.8654</text:p>
          </table:table-cell>
          <table:table-cell office:value-type="float" office:value="0.43218" calcext:value-type="float">
            <text:p>0.43218</text:p>
          </table:table-cell>
          <table:table-cell office:value-type="float" office:value="0.56711" calcext:value-type="float">
            <text:p>0.56711</text:p>
          </table:table-cell>
          <table:table-cell office:value-type="float" office:value="0.00000017734" calcext:value-type="float">
            <text:p>1.7734E-07</text:p>
          </table:table-cell>
          <table:table-cell office:value-type="float" office:value="0.88005" calcext:value-type="float">
            <text:p>0.88005</text:p>
          </table:table-cell>
        </table:table-row>
        <table:table-row table:style-name="ro1">
          <table:table-cell office:value-type="float" office:value="2.2324" calcext:value-type="float">
            <text:p>2.2324</text:p>
          </table:table-cell>
          <table:table-cell office:value-type="float" office:value="1.3884" calcext:value-type="float">
            <text:p>1.3884</text:p>
          </table:table-cell>
          <table:table-cell office:value-type="float" office:value="3.2396" calcext:value-type="float">
            <text:p>3.2396</text:p>
          </table:table-cell>
          <table:table-cell office:value-type="float" office:value="0.59367" calcext:value-type="float">
            <text:p>0.59367</text:p>
          </table:table-cell>
          <table:table-cell office:value-type="float" office:value="0.026985" calcext:value-type="float">
            <text:p>0.026985</text:p>
          </table:table-cell>
          <table:table-cell office:value-type="float" office:value="-1.478" calcext:value-type="float">
            <text:p>-1.478</text:p>
          </table:table-cell>
          <table:table-cell office:value-type="float" office:value="0.51401" calcext:value-type="float">
            <text:p>0.51401</text:p>
          </table:table-cell>
          <table:table-cell office:value-type="float" office:value="0.070413" calcext:value-type="float">
            <text:p>0.070413</text:p>
          </table:table-cell>
          <table:table-cell office:value-type="float" office:value="0.073546" calcext:value-type="float">
            <text:p>0.073546</text:p>
          </table:table-cell>
          <table:table-cell office:value-type="float" office:value="0.000036886" calcext:value-type="float">
            <text:p>3.6886E-05</text:p>
          </table:table-cell>
          <table:table-cell office:value-type="float" office:value="0.97448" calcext:value-type="float">
            <text:p>0.97448</text:p>
          </table:table-cell>
        </table:table-row>
        <table:table-row table:style-name="ro1">
          <table:table-cell office:value-type="float" office:value="0.58009" calcext:value-type="float">
            <text:p>0.58009</text:p>
          </table:table-cell>
          <table:table-cell office:value-type="float" office:value="-0.83153" calcext:value-type="float">
            <text:p>-0.83153</text:p>
          </table:table-cell>
          <table:table-cell office:value-type="float" office:value="0.0013964" calcext:value-type="float">
            <text:p>0.0013964</text:p>
          </table:table-cell>
          <table:table-cell office:value-type="float" office:value="0.56788" calcext:value-type="float">
            <text:p>0.56788</text:p>
          </table:table-cell>
          <table:table-cell office:value-type="float" office:value="3.7706" calcext:value-type="float">
            <text:p>3.7706</text:p>
          </table:table-cell>
          <table:table-cell office:value-type="float" office:value="0.085583" calcext:value-type="float">
            <text:p>0.085583</text:p>
          </table:table-cell>
          <table:table-cell office:value-type="float" office:value="1.829" calcext:value-type="float">
            <text:p>1.829</text:p>
          </table:table-cell>
          <table:table-cell office:value-type="float" office:value="0.17231" calcext:value-type="float">
            <text:p>0.17231</text:p>
          </table:table-cell>
          <table:table-cell office:value-type="float" office:value="0.093064" calcext:value-type="float">
            <text:p>0.093064</text:p>
          </table:table-cell>
          <table:table-cell office:value-type="float" office:value="0.0000000010792" calcext:value-type="float">
            <text:p>1.0792E-09</text:p>
          </table:table-cell>
          <table:table-cell office:value-type="float" office:value="0.36779" calcext:value-type="float">
            <text:p>0.36779</text:p>
          </table:table-cell>
        </table:table-row>
        <table:table-row table:style-name="ro1">
          <table:table-cell office:value-type="float" office:value="-0.042278" calcext:value-type="float">
            <text:p>-0.042278</text:p>
          </table:table-cell>
          <table:table-cell office:value-type="float" office:value="2.7584" calcext:value-type="float">
            <text:p>2.7584</text:p>
          </table:table-cell>
          <table:table-cell office:value-type="float" office:value="4.829" calcext:value-type="float">
            <text:p>4.829</text:p>
          </table:table-cell>
          <table:table-cell office:value-type="float" office:value="0.39655" calcext:value-type="float">
            <text:p>0.39655</text:p>
          </table:table-cell>
          <table:table-cell office:value-type="float" office:value="5.0688" calcext:value-type="float">
            <text:p>5.0688</text:p>
          </table:table-cell>
          <table:table-cell office:value-type="float" office:value="-1.1473" calcext:value-type="float">
            <text:p>-1.1473</text:p>
          </table:table-cell>
          <table:table-cell office:value-type="float" office:value="-0.18489" calcext:value-type="float">
            <text:p>-0.18489</text:p>
          </table:table-cell>
          <table:table-cell office:value-type="float" office:value="0.034831" calcext:value-type="float">
            <text:p>0.034831</text:p>
          </table:table-cell>
          <table:table-cell office:value-type="float" office:value="0.018533" calcext:value-type="float">
            <text:p>0.018533</text:p>
          </table:table-cell>
          <table:table-cell office:value-type="float" office:value="0.00000019191" calcext:value-type="float">
            <text:p>1.9191E-07</text:p>
          </table:table-cell>
          <table:table-cell office:value-type="float" office:value="0.49729" calcext:value-type="float">
            <text:p>0.49729</text:p>
          </table:table-cell>
        </table:table-row>
        <table:table-row table:style-name="ro1">
          <table:table-cell office:value-type="float" office:value="5.8166" calcext:value-type="float">
            <text:p>5.8166</text:p>
          </table:table-cell>
          <table:table-cell office:value-type="float" office:value="2.5868" calcext:value-type="float">
            <text:p>2.5868</text:p>
          </table:table-cell>
          <table:table-cell office:value-type="float" office:value="4.2449" calcext:value-type="float">
            <text:p>4.2449</text:p>
          </table:table-cell>
          <table:table-cell office:value-type="float" office:value="-0.55351" calcext:value-type="float">
            <text:p>-0.55351</text:p>
          </table:table-cell>
          <table:table-cell office:value-type="float" office:value="-0.19989" calcext:value-type="float">
            <text:p>-0.19989</text:p>
          </table:table-cell>
          <table:table-cell office:value-type="float" office:value="-1.3903" calcext:value-type="float">
            <text:p>-1.3903</text:p>
          </table:table-cell>
          <table:table-cell office:value-type="float" office:value="1.228" calcext:value-type="float">
            <text:p>1.228</text:p>
          </table:table-cell>
          <table:table-cell office:value-type="float" office:value="0.13575" calcext:value-type="float">
            <text:p>0.13575</text:p>
          </table:table-cell>
          <table:table-cell office:value-type="float" office:value="0.042212" calcext:value-type="float">
            <text:p>0.042212</text:p>
          </table:table-cell>
          <table:table-cell office:value-type="float" office:value="0.0000004958" calcext:value-type="float">
            <text:p>4.958E-07</text:p>
          </table:table-cell>
          <table:table-cell office:value-type="float" office:value="0.17527" calcext:value-type="float">
            <text:p>0.17527</text:p>
          </table:table-cell>
        </table:table-row>
        <table:table-row table:style-name="ro1">
          <table:table-cell office:value-type="float" office:value="0.12091" calcext:value-type="float">
            <text:p>0.12091</text:p>
          </table:table-cell>
          <table:table-cell office:value-type="float" office:value="1.5413" calcext:value-type="float">
            <text:p>1.5413</text:p>
          </table:table-cell>
          <table:table-cell office:value-type="float" office:value="0.0032579" calcext:value-type="float">
            <text:p>0.0032579</text:p>
          </table:table-cell>
          <table:table-cell office:value-type="float" office:value="2.7075" calcext:value-type="float">
            <text:p>2.7075</text:p>
          </table:table-cell>
          <table:table-cell office:value-type="float" office:value="1.145" calcext:value-type="float">
            <text:p>1.145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22552" calcext:value-type="float">
            <text:p>0.22552</text:p>
          </table:table-cell>
          <table:table-cell office:value-type="float" office:value="0.019286" calcext:value-type="float">
            <text:p>0.019286</text:p>
          </table:table-cell>
          <table:table-cell office:value-type="float" office:value="0.005702" calcext:value-type="float">
            <text:p>0.005702</text:p>
          </table:table-cell>
          <table:table-cell office:value-type="float" office:value="0.00000000003007" calcext:value-type="float">
            <text:p>3.007E-11</text:p>
          </table:table-cell>
          <table:table-cell office:value-type="float" office:value="0.27642" calcext:value-type="float">
            <text:p>0.27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12-08T21:29:48.770893008</dc:date>
    <meta:editing-duration>PT3M56S</meta:editing-duration>
    <meta:editing-cycles>2</meta:editing-cycles>
    <meta:generator>LibreOffice/6.3.5.2$Linux_X86_64 LibreOffice_project/30$Build-2</meta:generator>
    <meta:document-statistic meta:table-count="1" meta:cell-count="539" meta:object-count="0"/>
  </office:meta>
</office:document-meta>
</file>